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F1000001122CD4DAB5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69cm" svg:height="4.393cm" svg:x="0.445cm" svg:y="0.252cm">
          <draw:image xlink:href="Pictures/20000002000001F1000001122CD4DAB5.eps" xlink:type="simple" xlink:show="embed" xlink:actuate="onLoad">
            <text:p/>
          </draw:image>
        </draw:frame>
        <draw:frame draw:style-name="gr2" draw:layer="layout" svg:width="1.562cm" svg:height="1.744cm" svg:x="5.349cm" svg:y="2.79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9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7T11:41:35</dc:date>
    <dc:creator>kkk </dc:creator>
    <meta:document-statistic meta:object-count="2"/>
    <meta:generator>LibreOffice/3.3$Linux LibreOffice_project/330m19$Build-401</meta:generator>
  </office:meta>
</office:document-meta>
</file>

<file path=Object 1/content.xml><?xml version="1.0" encoding="utf-8"?>
<math xmlns="http://www.w3.org/1998/Math/MathML">
  <semantics>
    <mtable>
      <mtr>
        <mtd>
          <mrow>
            <mi>J</mi>
            <mphantom>
              <mstyle>
                <mrow>
                  <mi>'</mi>
                </mrow>
              </mstyle>
            </mphantom>
            <mi>K</mi>
            <mphantom>
              <mstyle>
                <mrow>
                  <mi>x</mi>
                </mrow>
              </mstyle>
            </mphantom>
            <msub>
              <mi>Q</mi>
              <mrow>
                <mi>n</mi>
                <mo stretchy="false">+</mo>
                <mn>1</mn>
              </mrow>
            </msub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sub>
              <mi>Q</mi>
              <mi>n</mi>
            </msub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</mi>
                </mrow>
              </mstyle>
            </mphantom>
            <mover accent="true">
              <msub>
                <mi>Q</mi>
                <mi>n</mi>
              </msub>
              <mo>¯</mo>
            </mover>
          </mrow>
        </mtd>
      </mtr>
    </mtable>
    <annotation encoding="StarMath 5.0">stack{
alignl J phantom{'} K phantom{x} Q_{n+1} #
alignl 0 phantom{x} 0 phantom{xx} Q_n #
alignl 0 phantom{x} 1 phantom{xx} 0 #
alignl 1 phantom{x} 0 phantom{xx} 1 #
alignl 1 phantom{x} 1 phantom{xx} overline{Q_n} 
}</annotation>
  </semantics>
</math>
</file>